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yle15" style:family="paragraph" style:master-page-name="Standard1">
      <style:text-properties fo:country="US" fo:font-family="Tinos" fo:language="en" style:use-window-font-color="true"/>
    </style:style>
    <style:style style:name="P2" style:parent-style-name="style1" style:family="paragraph" style:list-style-name="L11">
      <style:paragraph-properties fo:margin-bottom="6.000000000000000pt" fo:margin-top="12.000000000000000pt"/>
      <style:text-properties fo:country="US" fo:font-family="Tinos" fo:language="en" style:use-window-font-color="true"/>
    </style:style>
    <style:style style:name="P3" style:parent-style-name="style2" style:family="paragraph" style:list-style-name="L24">
      <style:paragraph-properties fo:margin-bottom="6.000000000000000pt" fo:margin-top="12.000000000000000pt"/>
      <style:text-properties fo:country="US" fo:font-family="Tinos" fo:font-size="14.000000000000000pt" fo:language="en" style:use-window-font-color="true"/>
    </style:style>
    <style:style style:name="T2" style:family="text">
      <style:text-properties style:text-position="super"/>
    </style:style>
    <style:style style:name="P4" style:parent-style-name="style16" style:family="paragraph">
      <style:text-properties fo:country="US" fo:font-family="Tinos" fo:font-size="12.000000000000000pt" fo:language="en" style:use-window-font-color="true"/>
    </style:style>
    <style:style style:name="P5" style:parent-style-name="style16" style:family="paragraph" style:list-style-name="L24">
      <style:text-properties fo:country="US" fo:font-family="Tinos" fo:font-size="12.000000000000000pt" fo:language="en" style:use-window-font-color="true"/>
    </style:style>
    <style:style style:name="P6" style:parent-style-name="style16" style:family="paragraph" style:list-style-name="L21">
      <style:paragraph-properties fo:margin-top="12.000000000000000pt"/>
      <style:text-properties fo:country="US" fo:font-family="Tinos" fo:font-size="14.000000000000000pt" fo:language="en" style:use-window-font-color="true"/>
    </style:style>
    <style:style style:name="P7" style:parent-style-name="style2" style:family="paragraph" style:list-style-name="L24">
      <style:paragraph-properties fo:margin-bottom="6.000000000000000pt" fo:margin-top="12.000000000000000pt"/>
      <style:text-properties fo:country="US" fo:font-family="Tinos" fo:font-size="12.000000000000000pt" fo:language="en" style:use-window-font-color="true"/>
    </style:style>
    <style:style style:name="T3" style:family="text">
      <style:text-properties fo:font-size="14.000000000000000pt"/>
    </style:style>
    <style:style style:name="T4" style:family="text">
      <style:text-properties fo:font-size="14.000000000000000pt" style:text-position="super"/>
    </style:style>
    <style:style style:name="P8" style:parent-style-name="style16" style:family="paragraph" style:list-style-name="L2">
      <style:text-properties fo:country="US" fo:font-family="Tinos" fo:font-size="12.000000000000000pt" fo:language="en" style:use-window-font-color="true"/>
    </style:style>
    <text:list-style style:name="L1" style:display-name="L1">
      <text:list-level-style-bullet text:bullet-char="​" text:style-name="T1" text:level="1">
        <style:list-level-properties text:list-level-position-and-space-mode="label-alignment" fo:text-align="left">
          <style:list-level-label-alignment text:label-followed-by="nothing" fo:text-indent="-21.60000000000pt" fo:margin-left="21.60000000000pt"/>
        </style:list-level-properties>
      </text:list-level-style-bullet>
    </text:list-style>
    <text:list-style style:name="L22" style:display-name="L22">
      <text:list-level-style-bullet text:bullet-char="​" text:style-name="T1" text:level="2">
        <style:list-level-properties text:list-level-position-and-space-mode="label-alignment" fo:text-align="left">
          <style:list-level-label-alignment text:label-followed-by="nothing" fo:text-indent="-28.80000000000pt" fo:margin-left="28.80000000000pt"/>
        </style:list-level-properties>
      </text:list-level-style-bullet>
    </text:list-style>
    <text:list-style style:name="L23" style:display-name="L23">
      <text:list-level-style-bullet text:bullet-char="​" text:level="2">
        <style:list-level-properties text:list-level-position-and-space-mode="label-alignment" fo:text-align="left">
          <style:list-level-label-alignment text:label-followed-by="nothing" fo:text-indent="-28.80000000000pt" fo:margin-left="28.80000000000pt"/>
        </style:list-level-properties>
      </text:list-level-style-bullet>
    </text:list-style>
  </office:automatic-styles>
  <office:body>
    <office:text>
      <text:tracked-changes text:track-changes="false"/>
      <text:p text:style-name="P1">Project Diaries</text:p>
      <text:list text:style-name="L1" xml:id="list-b5220961-e6ce-4a91-a6a9-516ab1bf481e">
        <text:list-item>
          <text:p text:style-name="P2">Matt</text:p>
        </text:list-item>
      </text:list>
      <text:list text:style-name="L22" xml:id="list-e87f2c3d-04de-4661-a561-cf3d378e1049">
        <text:list-item>
          <text:list text:style-name="L22" xml:id="list-f09aac40-6589-4f50-8987-2b528b4e1291">
            <text:list-item>
              <text:p text:style-name="P3">15<text:span text:style-name="T2">th</text:span><text:s/>November</text:p>
            </text:list-item>
          </text:list>
        </text:list-item>
      </text:list>
      <text:p text:style-name="P4">We had a meeting today to talk about project ideas and design. We only recently decided on the Monopoly idea, so we haven't had a lot of time to think about it all. We just thought about what classes to split the game into, and a bit about how they might work.</text:p>
      <text:list text:style-name="L22" xml:id="list-605f7746-e19f-47e6-b8ad-7a9d56a72a83">
        <text:list-item>
          <text:list text:style-name="L22" xml:id="list-2a6a7b69-3ed5-4a17-a08c-8d4fc949043c">
            <text:list-item>
              <text:p text:style-name="P3">18<text:span text:style-name="T2">th</text:span><text:s/>November</text:p>
            </text:list-item>
          </text:list>
        </text:list-item>
      </text:list>
      <text:p text:style-name="P4">There was a bit of confusion about how the project worked, so we sat down today and discussed what happens when a user plays the game. We agreed to meet up on Wednesday to play a real-life game of Monopoly with a real board.</text:p>
      <text:list text:style-name="L22" xml:id="list-b04f94b4-ceea-4d27-8cf8-b4417ed7ad11">
        <text:list-item>
          <text:list text:style-name="L22" xml:id="list-5e89453a-dead-434e-81b4-7299a67361ac">
            <text:list-item>
              <text:p text:style-name="P3">21<text:span text:style-name="T2">st</text:span><text:s/>November</text:p>
            </text:list-item>
          </text:list>
        </text:list-item>
      </text:list>
      <text:p text:style-name="P4">Unfortunately I couldn't come to the game of Monopoly, due to tonsillitis. I heard it went on for a very long time, though.</text:p>
      <text:list text:style-name="L22" xml:id="list-07172ec3-ab77-44c1-ba9a-7489b61baea1">
        <text:list-item>
          <text:list text:style-name="L22" xml:id="list-8a982564-52dc-4cd9-89ac-d5752969bbdb">
            <text:list-item>
              <text:p text:style-name="P3">23<text:span text:style-name="T2">rd</text:span><text:s/>November</text:p>
            </text:list-item>
          </text:list>
        </text:list-item>
      </text:list>
      <text:p text:style-name="P4">We have a bit of code that isn't very object-oriented at the moment. But at least we have some code! That's the main thing. Milto suggested that we use an Agile approach, so that's what we're going with.</text:p>
      <text:list text:style-name="L22" xml:id="list-12447c77-9e3f-4b0d-a50a-2a58cc99a718">
        <text:list-item>
          <text:list text:style-name="L22" xml:id="list-bd893f0b-eab8-4390-83d4-fa702953b730">
            <text:list-item>
              <text:p text:style-name="P3">26<text:span text:style-name="T2">th</text:span><text:s/>November</text:p>
            </text:list-item>
          </text:list>
        </text:list-item>
      </text:list>
      <text:p text:style-name="P4">I'm working on the Player class. It seems a lot simpler than the other classes, so I'm a bit worried. Hash and Milto have to do a lot more complex stuff than me, like reading in from files, so I want to do more work. I added a Dice class too, but that was trivial.</text:p>
      <text:p text:style-name="P4"/>
      <text:list text:style-name="L1" xml:id="list-8c910c17-7fe7-4b1c-bce2-70dcda56bc72">
        <text:list-item>
          <text:p text:style-name="P2">Hashim</text:p>
        </text:list-item>
      </text:list>
      <text:list text:style-name="L22" xml:id="list-e2a49ade-cd68-4ef0-b95a-2a59ee49efb6">
        <text:list-item>
          <text:list text:style-name="L22" xml:id="list-0c709f10-61de-461c-8e34-b83705a5d3fa">
            <text:list-item>
              <text:p text:style-name="P3">15<text:span text:style-name="T2">th</text:span><text:s/>November</text:p>
            </text:list-item>
          </text:list>
        </text:list-item>
      </text:list>
      <text:p text:style-name="P4">Monopoly seems like a cool idea. UI stuff might be fun. Milto wants to do visual stuff, so maybe she'll do that. Totally stoked for the project, though.</text:p>
      <text:list text:style-name="L22" xml:id="list-69de31c5-e6a4-4b15-bca6-0e9b60a75904">
        <text:list-item>
          <text:list text:style-name="L22" xml:id="list-12f0d0be-f78a-4b12-b73b-1d86ef8e4231">
            <text:list-item>
              <text:p text:style-name="P3">18<text:span text:style-name="T2">th</text:span><text:s/>November</text:p>
            </text:list-item>
          </text:list>
        </text:list-item>
      </text:list>
      <text:p text:style-name="P4">Meeting was OK. Not much to say, we've got a lot of work to do. I'm on the card class, so I'm going to do a bit of work on it tonight. Would be fun to put a couple of Star Trek references in there.</text:p>
      <text:list text:style-name="L22" xml:id="list-48fd1c5b-9604-407e-8c58-a56c14c385d2">
        <text:list-item>
          <text:list text:style-name="L22" xml:id="list-f10c5190-5312-43a8-a505-553faadfb959">
            <text:list-item>
              <text:p text:style-name="P3">21<text:span text:style-name="T2">st</text:span><text:s/>November</text:p>
            </text:list-item>
          </text:list>
        </text:list-item>
      </text:list>
      <text:p text:style-name="P4">Noooooooo! The Monopoly game went on for 4 hours! We might have learnt a couple of things about implementation details, but to be honest the time could have been better spent on other things.</text:p>
      <text:list text:style-name="L22" xml:id="list-4e1f5f82-dd3a-48a7-9a11-e26c68cc65eb">
        <text:list-item>
          <text:list text:style-name="L22" xml:id="list-65c5de65-137d-4427-bdab-7881e04ee786">
            <text:list-item>
              <text:p text:style-name="P3">23<text:span text:style-name="T2">rd</text:span><text:s/>November</text:p>
            </text:list-item>
          </text:list>
        </text:list-item>
      </text:list>
      <text:p text:style-name="P4">So this is how Captain Picard felt when he became one of the Borg. The team is working well, but I feel really drained. Understanding the code is hard, but Milto and Matt are really explaining stuff to me well.</text:p>
      <text:list text:style-name="L22" xml:id="list-abc5e31f-d667-4fca-a2cb-4f3b35ab84b1">
        <text:list-item>
          <text:list text:style-name="L22" xml:id="list-5c4e5893-fb2a-4faf-8922-647346c76b4a">
            <text:list-item>
              <text:p text:style-name="P3">26<text:span text:style-name="T2">th</text:span><text:s/>November</text:p>
            </text:list-item>
          </text:list>
        </text:list-item>
      </text:list>
      <text:p text:style-name="P4">Still sore after kickboxing on Sunday, but managed to get some work done on the Card class. Realised I have to change it after today's meeting, though. Nooooooo!</text:p>
      <text:list text:style-name="L1" xml:id="list-46c765e2-0aee-46f3-b909-5e8479350022">
        <text:list-item>
          <text:p text:style-name="P2">Milto</text:p>
        </text:list-item>
      </text:list>
      <text:list text:style-name="L22" xml:id="list-2e17a5cb-a2d7-42da-909e-ec8292e1fb5e">
        <text:list-item>
          <text:list text:style-name="L22" xml:id="list-6783b388-a57c-4431-99e9-6bc751e88165">
            <text:list-item>
              <text:p text:style-name="P3">15<text:span text:style-name="T2">th</text:span><text:s/>November</text:p>
            </text:list-item>
          </text:list>
        </text:list-item>
      </text:list>
      <text:p text:style-name="P5">We had a meeting and discuss a little bit the design.</text:p>
      <text:list text:style-name="L23" xml:id="list-163b6af2-6b76-4162-af80-5c2f9fc09b36">
        <text:list-item>
          <text:list text:style-name="L23" xml:id="list-fb6e1e0c-183b-464e-b9d3-5be952b0ad60">
            <text:list-item>
              <text:p text:style-name="P6">16<text:span text:style-name="T2">th</text:span><text:s/>November</text:p>
            </text:list-item>
            <text:list-item>
              <text:p text:style-name="P6">Think about the design and how a Monopoly game can be possible.</text:p>
            </text:list-item>
          </text:list>
          <text:list text:style-name="L22" xml:id="list-8023c7b2-eda7-4e23-be93-81c090fa2040">
            <text:list-item>
              <text:p text:style-name="P7"><text:span text:style-name="T3">18</text:span><text:span text:style-name="T4">th</text:span><text:span text:style-name="T3"><text:s/>November</text:span></text:p>
            </text:list-item>
          </text:list>
        </text:list-item>
      </text:list>
      <text:p text:style-name="P5">We discussed how the program works and divided the program into tasks. I am doing the board and anything that relates to properties.</text:p>
      <text:p text:style-name="P5">The same I started writing the board class, because it is required by my group mates.</text:p>
      <text:p text:style-name="P5">19<text:span text:style-name="T2">th</text:span><text:s/>of November<text:s/></text:p>
      <text:p text:style-name="P5">Wrote many empty classes and linked them together. It is important to have a working program that everyone will keep adding on it. Now Hashim and Matt can extend my program and work on it.</text:p>
      <text:p text:style-name="P5">20<text:span text:style-name="T2">th</text:span><text:s/>of November</text:p>
      <text:p text:style-name="P5">Modified the program such that it reads the information about the tile from a file. This will increase the fexibility of the program. Another board maybe used in the future.<text:s/></text:p>
      <text:list text:style-name="L22" xml:id="list-b99759e2-3cd4-43a6-8f26-7b9437818b6a">
        <text:list-item>
          <text:list text:style-name="L22" xml:id="list-54787857-1574-466e-a836-0bc2b8bdd0ac">
            <text:list-item>
              <text:p text:style-name="P3">21<text:span text:style-name="T2">st</text:span><text:s/>November</text:p>
            </text:list-item>
          </text:list>
        </text:list-item>
      </text:list>
      <text:p text:style-name="P5">We played a monopoly game to better understand the game.</text:p>
      <text:list text:style-name="L22" xml:id="list-6c2bc94f-1d3e-4f7a-a7b6-222b4daf1b14">
        <text:list-item>
          <text:list text:style-name="L22" xml:id="list-2d6432b1-d132-4854-8766-294c1e2b5332">
            <text:list-item>
              <text:p text:style-name="P3">23<text:span text:style-name="T2">rd</text:span><text:s/>November</text:p>
            </text:list-item>
          </text:list>
        </text:list-item>
      </text:list>
      <text:p text:style-name="P5">We discussed our progress and decided to simplify the game, implement the basics and add more rules later. I also spend some time with Hash explaining him how his program will be linked with mine. The idea is really basic, everytime a Player lands on a tile a method action is called. Community chess inherits from tile, so a method action should also exist.</text:p>
      <text:p text:style-name="P5"/>
      <text:p text:style-name="P5">24<text:span text:style-name="T2">th</text:span><text:s/>November</text:p>
      <text:p text:style-name="P5">Keep adding bits and pieces on the program. Finished reading and saving everything from the board file. The prices of houses and rents are now saved.<text:s/></text:p>
      <text:p text:style-name="P5"/>
      <text:list text:style-name="L22" xml:id="list-1e14ecb9-812f-4c75-83e1-d87356745393">
        <text:list-item>
          <text:list text:style-name="L22" xml:id="list-fead62b8-abf4-426f-b9cb-f420dd07b529">
            <text:list-item>
              <text:p text:style-name="P7"><text:span text:style-name="T3">26</text:span><text:span text:style-name="T4">th</text:span><text:span text:style-name="T3"><text:s/>November</text:span></text:p>
            </text:list-item>
          </text:list>
        </text:list-item>
      </text:list>
      <text:p text:style-name="P5">We had another meeting, discussing how Class and Player will be integrated with the rest of the program.<text:s/></text:p>
      <text:p text:style-name="P5">Later Worked with Hashim and merge our code. I am glad it works fine!<text:s/></text:p>
      <text:p text:style-name="P5"/>
      <text:p text:style-name="P5">5<text:span text:style-name="T2">th</text:span><text:s/>of December</text:p>
      <text:p text:style-name="P8">Modified Matt's Player and Game class, such that a PlayerManager class exist. This will make trading properties easier (even though it haven't been implemented at the end. It is a future work).<text:s/></text:p>
      <text:p text:style-name="P8"/>
      <text:p text:style-name="P8">6<text:span text:style-name="T2">th</text:span><text:s/>of December</text:p>
      <text:p text:style-name="P8">Add Jail related functions to the program. Now a player can go to the jail and cannot get out unless he either pay 50 or roll doubles. There still a small problem with that. He can stay in Jail forever if no doubles are rolled. I will fix it later</text:p>
      <text:p text:style-name="P8"/>
      <text:p text:style-name="P8">7<text:span text:style-name="T2">th</text:span><text:s/>December</text:p>
      <text:p text:style-name="P8">I implemented the group relation classes. Now the properties are grouped. This is done because the player can only buy housed if owns all the properties of the same colour.</text:p>
      <text:p text:style-name="P8"/>
      <text:p text:style-name="P8">9<text:span text:style-name="T2">th</text:span><text:s/>of December</text:p>
      <text:p text:style-name="P8">Fixed the jail problem I had.</text:p>
      <text:p text:style-name="P8"/>
      <text:p text:style-name="P8">10<text:span text:style-name="T2">th</text:span><text:s/>of December</text:p>
      <text:p text:style-name="P8">I wrote everything that related to buy houses and improve the user interface.</text:p>
      <text:p text:style-name="P8"/>
      <text:p text:style-name="P8"/>
      <text:p text:style-name="P8"/>
      <text:p text:style-name="P8"/>
      <text:p text:style-name="P8"><text:s/>11<text:span text:style-name="T2">th</text:span><text:s/>of December</text:p>
      <text:p text:style-name="P8">Fixed an segmentation fault detected by Matt. It was something stupid, a variable I had acciddently changed, but it took me a while to fix it.</text:p>
      <text:p text:style-name="P8"/>
      <text:p text:style-name="P8">12<text:span text:style-name="T2">th</text:span><text:s/>of December</text:p>
      <text:p text:style-name="P8">I read documentation and help a little with a diagram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style15" style:display-name="style15" style:family="paragraph" style:next-style-name="style16">
      <style:paragraph-properties fo:margin-bottom="6.000000000000000pt" fo:margin-top="12.000000000000000pt"/>
      <style:text-properties fo:font-size="14.000000000000000pt"/>
    </style:style>
    <style:style style:name="style16" style:display-name="style16" style:family="paragraph">
      <style:paragraph-properties fo:margin-bottom="6.000000000000000pt" fo:margin-top="0.000000000000000pt"/>
    </style:style>
    <style:style style:name="style17" style:display-name="style17" style:family="paragraph"/>
    <style:style style:name="style18" style:display-name="style18" style:family="paragraph">
      <style:paragraph-properties fo:margin-bottom="6.000000000000000pt" fo:margin-top="6.000000000000000pt" text:number-lines="false"/>
      <style:text-properties fo:font-style="italic"/>
    </style:style>
    <style:style style:name="Bibliography_20unpublished" style:display-name="Bibliography unpublished" style:family="paragraph"/>
    <style:style style:name="style19" style:display-name="style19" style:family="paragraph">
      <style:paragraph-properties text:number-lines="false"/>
    </style:style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book" style:display-name="Bibliography book" style:family="paragraph"/>
    <style:style style:name="Bibliography_20journal" style:display-name="Bibliography journal" style:family="paragraph"/>
    <style:style style:name="Bibliography_20inbook" style:display-name="Bibliography inbook" style:family="paragraph"/>
    <style:style style:name="Contents_2010" style:display-name="Contents 10" style:family="paragraph">
      <style:paragraph-properties fo:margin-left="72.000000000000000pt"/>
    </style:style>
    <style:style style:name="Bibliography_20techreport" style:display-name="Bibliography techreport" style:family="paragraph"/>
    <style:style style:name="Bibliography_20booklet" style:display-name="Bibliography booklet" style:family="paragraph"/>
    <style:style style:name="Bibliography_20incollection" style:display-name="Bibliography incollection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style0" style:display-name="style0" style:family="paragraph">
      <style:text-properties fo:country="US" fo:font-family="Tinos" fo:font-size="12.000000000000000pt" fo:language="en" style:use-window-font-color="true"/>
    </style:style>
    <style:style style:name="Bibliography_20proceedings" style:display-name="Bibliography proceedings" style:family="paragraph"/>
    <style:style style:name="style1" style:display-name="style1" style:family="paragraph" style:next-style-name="style16">
      <style:text-properties fo:font-size="16.000000000000000pt" fo:font-weight="bold"/>
    </style:style>
    <style:style style:name="Bibliography_20www" style:display-name="Bibliography www" style:family="paragraph"/>
    <style:style style:name="style2" style:display-name="style2" style:family="paragraph" style:next-style-name="style16">
      <style:text-properties fo:font-style="italic" fo:font-weight="bold"/>
    </style:style>
    <style:style style:name="style3" style:display-name="style3" style:family="paragraph" style:next-style-name="style16">
      <style:text-properties fo:font-weight="bold"/>
    </style:style>
    <style:style style:name="Bibliography_20inproceedings" style:display-name="Bibliography inproceedings" style:family="paragraph"/>
    <style:style style:name="Bibliography_20manual" style:display-name="Bibliography manual" style:family="paragraph"/>
    <style:style style:name="Bibliography_20phdthesis" style:display-name="Bibliography phdthesis" style:family="paragraph"/>
    <style:style style:name="Bibliography_20email" style:display-name="Bibliography email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T1" style:display-name="T1" style:family="text">
      <style:text-properties fo:font-style="normal" fo:font-weight="normal" style:text-underline-style="none" style:text-underline-type="none"/>
    </style:style>
    <text:list-style style:name="L2" style:display-name="L2">
      <text:list-level-style-bullet text:bullet-char="​" text:level="2">
        <style:list-level-properties text:list-level-position-and-space-mode="label-alignment" fo:text-align="left">
          <style:list-level-label-alignment text:label-followed-by="nothing" fo:text-indent="-28.80000000000pt" fo:margin-left="28.80000000000pt"/>
        </style:list-level-properties>
      </text:list-level-style-bullet>
    </text:list-style>
    <text:list-style style:name="L11" style:display-name="L11">
      <text:list-level-style-bullet text:bullet-char="​" text:style-name="T1" text:level="1">
        <style:list-level-properties text:list-level-position-and-space-mode="label-alignment" fo:text-align="left">
          <style:list-level-label-alignment text:label-followed-by="nothing" fo:text-indent="-21.60000000000pt" fo:margin-left="21.60000000000pt"/>
        </style:list-level-properties>
      </text:list-level-style-bullet>
    </text:list-style>
    <text:list-style style:name="L24" style:display-name="L24">
      <text:list-level-style-bullet text:bullet-char="​" text:style-name="T1" text:level="2">
        <style:list-level-properties text:list-level-position-and-space-mode="label-alignment" fo:text-align="left">
          <style:list-level-label-alignment text:label-followed-by="nothing" fo:text-indent="-28.80000000000pt" fo:margin-left="28.80000000000pt"/>
        </style:list-level-properties>
      </text:list-level-style-bullet>
    </text:list-style>
    <text:list-style style:name="L21" style:display-name="L21">
      <text:list-level-style-bullet text:bullet-char="​" text:level="2">
        <style:list-level-properties text:list-level-position-and-space-mode="label-alignment" fo:text-align="left">
          <style:list-level-label-alignment text:label-followed-by="nothing" fo:text-indent="-28.80000000000pt" fo:margin-left="28.80000000000pt"/>
        </style:list-level-properties>
      </text:list-level-style-bullet>
    </text:list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fo:border="0pt none #000000" fo:margin="56.700000000000003pt" fo:padding="0.000000000000000pt" fo:page-height="792.001372051999965pt" fo:page-width="612.001060221999978pt" style:print-orientation="portrait"/>
    </style:page-layout>
    <style:page-layout style:name="pm2" style:page-usage="all">
      <style:page-layout-properties fo:border="0pt none #000000" fo:margin="56.693011599999998pt" fo:padding="0.000000000000000pt" fo:page-height="792.001372051999965pt" fo:page-width="612.001060221999978pt" style:print-orientation="portrait"/>
    </style:page-layout>
  </office:automatic-styles>
  <office:master-styles>
    <style:master-page style:name="Standard1" style:page-layout-name="pm1"/>
    <style:master-page style:name="Standard" style:display-name="Default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5.2</meta:generator>
    <dc:title/>
    <meta:initial-creator>Unknown</meta:initial-creator>
    <meta:editing-cycles>3</meta:editing-cycles>
    <dc:date>2012-12-12T10:09:41</dc:date>
    <meta:creation-date>2012-12-12T00:54:02</meta:creation-date>
    <dc:creator>Milto Miltiadou</dc:creator>
  </office:meta>
</office:document-meta>
</file>